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anx="http://anx.akomantoso.org/1.0" xmlns:chart="urn:oasis:names:tc:opendocument:xmlns:chart: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paragraph" style:name="P1" style:parent-style-name="Header">
      <style:text-properties fo:font-size="7pt" fo:font-style="italic" style:font-size-asian="7pt" style:font-size-complex="7pt" style:font-style-asian="italic" style:font-style-complex="italic"/>
    </style:style>
    <style:style style:family="paragraph" style:name="P2" style:parent-style-name="Heading">
      <style:text-properties fo:font-size="22pt" style:font-size-asian="22pt" style:font-size-complex="22pt"/>
    </style:style>
    <style:style style:family="section" style:name="Sect1">
      <style:section-properties anx:BungeniSectionType="body" style:editable="false">
        <style:columns fo:column-count="1" fo:column-gap="0in"/>
      </style:section-properties>
    </style:style>
    <style:style style:family="section" style:name="Sect2">
      <style:section-properties anx:BungeniSectionID="tWVXYl5ZSKqAhrrXFAtsxQ" anx:BungeniSectionType="Preface" anx:__BungeniMetaEditable="false" fo:background-color="#ffffff" fo:margin-left="0.1in" fo:margin-right="0in" style:editable="false">
        <style:columns fo:column-count="1" fo:column-gap="0in"/>
        <style:background-image/>
      </style:section-properties>
    </style:style>
    <style:style style:family="section" style:name="Sect3">
      <style:section-properties anx:BungeniSectionID="DDci2ndjTyugdaaKVX092A" anx:BungeniSectionType="Part" anx:__BungeniMetaEditable="false" fo:background-color="#ffffa1" fo:margin-left="0.3in" fo:margin-right="0in" style:editable="false">
        <style:columns fo:column-count="1" fo:column-gap="0in"/>
        <style:background-image/>
      </style:section-properties>
    </style:style>
    <style:style style:family="section" style:name="Sect4">
      <style:section-properties anx:BungeniSectionID="DDci2ndjTyugdaaKVX092A" anx:BungeniSectionType="NumberedContainer" anx:BungeniSectionUUID="77cfeca0-68be-4bc9-b854-1fabc5e53437" anx:BungeniSectionVisibility="system" anx:__BungeniMetaEditable="false" style:editable="false">
        <style:columns fo:column-count="1" fo:column-gap="0in"/>
      </style:section-properties>
    </style:style>
    <style:style style:family="section" style:name="Sect5">
      <style:section-properties anx:BungeniSectionID="pVw+ce4vRDagworwi6D+Bw" anx:BungeniSectionType="Chapter" anx:__BungeniMetaEditable="false" fo:background-color="#e8ee88" fo:margin-left="0.4in" fo:margin-right="0in" style:editable="false">
        <style:columns fo:column-count="1" fo:column-gap="0in"/>
        <style:background-image/>
      </style:section-properties>
    </style:style>
    <style:style style:family="section" style:name="Sect6">
      <style:section-properties anx:BungeniSectionID="pVw+ce4vRDagworwi6D+Bw" anx:BungeniSectionType="NumberedContainer" anx:BungeniSectionUUID="d3f6bc84-502e-4403-afad-c7a4e3b6f361" anx:BungeniSectionVisibility="system" anx:__BungeniMetaEditable="false" style:editable="false">
        <style:columns fo:column-count="1" fo:column-gap="0in"/>
      </style:section-properties>
    </style:style>
    <style:style style:family="section" style:name="Sect7">
      <style:section-properties anx:BungeniSectionID="yxWm9tksRIS/BLQGsJE7ig" anx:BungeniSectionType="Chapter" anx:__BungeniMetaEditable="false" fo:background-color="#e8ee88" fo:margin-left="0.4in" fo:margin-right="0in" style:editable="false">
        <style:columns fo:column-count="1" fo:column-gap="0in"/>
        <style:background-image/>
      </style:section-properties>
    </style:style>
    <style:style style:family="section" style:name="Sect8">
      <style:section-properties anx:BungeniSectionID="yxWm9tksRIS/BLQGsJE7ig" anx:BungeniSectionType="NumberedContainer" anx:BungeniSectionUUID="8aa2d5e0-545b-41ff-ab18-de72b278c4d6" anx:BungeniSectionVisibility="system" anx:__BungeniMetaEditable="false" style:editable="false">
        <style:columns fo:column-count="1" fo:column-gap="0in"/>
      </style:section-properties>
    </style:style>
    <style:style style:family="section" style:name="Sect9">
      <style:section-properties anx:BungeniSectionID="2efCJ+MtTP2AmcXmOkTO+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0">
      <style:section-properties anx:BungeniSectionID="2efCJ+MtTP2AmcXmOkTO+Q" anx:BungeniSectionType="NumberedContainer" anx:BungeniSectionUUID="6cccf9b5-a83e-4408-81ff-e08fc85cb987" anx:BungeniSectionVisibility="system" anx:__BungeniMetaEditable="false" style:editable="false">
        <style:columns fo:column-count="1" fo:column-gap="0in"/>
      </style:section-properties>
    </style:style>
    <style:style style:family="section" style:name="Sect11">
      <style:section-properties anx:BungeniSectionID="UwT3ldKpTpO6bwJ6i7EmqQ" anx:BungeniSectionType="Chapter" anx:__BungeniMetaEditable="false" fo:background-color="#e8ee88" fo:margin-left="0.4in" fo:margin-right="0in" style:editable="false">
        <style:columns fo:column-count="1" fo:column-gap="0in"/>
        <style:background-image/>
      </style:section-properties>
    </style:style>
    <style:style style:family="section" style:name="Sect12">
      <style:section-properties anx:BungeniSectionID="UwT3ldKpTpO6bwJ6i7EmqQ" anx:BungeniSectionType="NumberedContainer" anx:BungeniSectionUUID="7a760bc6-6138-4cff-a37a-6d6307fe80fe" anx:BungeniSectionVisibility="system" anx:__BungeniMetaEditable="false" style:editable="false">
        <style:columns fo:column-count="1" fo:column-gap="0in"/>
      </style:section-properties>
    </style:style>
    <style:style style:family="section" style:name="Sect13">
      <style:section-properties anx:BungeniSectionID="CCkUZznWQeWokeplynK1OQ" anx:BungeniSectionType="Part" anx:__BungeniMetaEditable="false" fo:background-color="#ffffa1" fo:margin-left="0.3in" fo:margin-right="0in" style:editable="false">
        <style:columns fo:column-count="1" fo:column-gap="0in"/>
        <style:background-image/>
      </style:section-properties>
    </style:style>
    <style:style style:family="section" style:name="Sect14">
      <style:section-properties anx:BungeniSectionID="CCkUZznWQeWokeplynK1OQ" anx:BungeniSectionType="NumberedContainer" anx:BungeniSectionUUID="f065c009-3a2e-45d3-a574-c208b9cdbdad" anx:BungeniSectionVisibility="system" anx:__BungeniMetaEditable="false" style:editable="false">
        <style:columns fo:column-count="1" fo:column-gap="0in"/>
      </style:section-properties>
    </style:style>
    <style:style style:family="section" style:name="Sect15">
      <style:section-properties anx:BungeniSectionID="xFwIohvCRJ+WAEJV6JM34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6">
      <style:section-properties anx:BungeniSectionID="xFwIohvCRJ+WAEJV6JM34g" anx:BungeniSectionType="NumberedContainer" anx:BungeniSectionUUID="71af8b2d-edd9-4618-86d1-e369b06388c7" anx:BungeniSectionVisibility="system" anx:__BungeniMetaEditable="false" fo:background-color="#e8ee88" style:editable="false">
        <style:columns fo:column-count="1" fo:column-gap="0in"/>
        <style:background-image/>
      </style:section-properties>
    </style:style>
    <style:style style:family="section" style:name="Sect17">
      <style:section-properties anx:BungeniSectionID="CH7ms3R3TJCA8r4LszGaTg" anx:BungeniSectionType="Chapter" anx:__BungeniMetaEditable="false" fo:background-color="#e8ee88" fo:margin-left="0.4in" fo:margin-right="0in" style:editable="false">
        <style:columns fo:column-count="1" fo:column-gap="0in"/>
        <style:background-image/>
      </style:section-properties>
    </style:style>
    <style:style style:family="section" style:name="Sect18">
      <style:section-properties anx:BungeniSectionID="CH7ms3R3TJCA8r4LszGaTg" anx:BungeniSectionType="NumberedContainer" anx:BungeniSectionUUID="b0a0559c-35f7-4cf7-8275-d89523d46ec4" anx:BungeniSectionVisibility="system" anx:__BungeniMetaEditable="false" style:editable="false">
        <style:columns fo:column-count="1" fo:column-gap="0in"/>
      </style:section-properties>
    </style:style>
    <style:style style:family="section" style:name="Sect19">
      <style:section-properties anx:BungeniSectionID="zicm8FdWSPiG7mAYYFySZg" anx:BungeniSectionType="Chapter" anx:__BungeniMetaEditable="false" fo:background-color="#e8ee88" fo:margin-left="0.4in" fo:margin-right="0in" style:editable="false">
        <style:columns fo:column-count="1" fo:column-gap="0in"/>
        <style:background-image/>
      </style:section-properties>
    </style:style>
    <style:style style:family="section" style:name="Sect20">
      <style:section-properties anx:BungeniSectionID="zicm8FdWSPiG7mAYYFySZg" anx:BungeniSectionType="NumberedContainer" anx:BungeniSectionUUID="09e297b7-01a7-4c0d-a508-70df6f02d4ff" anx:BungeniSectionVisibility="system" anx:__BungeniMetaEditable="false" style:editable="false">
        <style:columns fo:column-count="1" fo:column-gap="0in"/>
      </style:section-properties>
    </style:style>
    <style:style style:family="section" style:name="Sect21">
      <style:section-properties anx:BungeniSectionID="nJJ9QzQbSAmV9kZtZK86sQ" anx:BungeniSectionType="Part" anx:__BungeniMetaEditable="false" fo:background-color="#ffffa1" fo:margin-left="0.3in" fo:margin-right="0in" style:editable="false">
        <style:columns fo:column-count="1" fo:column-gap="0in"/>
        <style:background-image/>
      </style:section-properties>
    </style:style>
    <style:style style:family="section" style:name="Sect22">
      <style:section-properties anx:BungeniSectionID="nJJ9QzQbSAmV9kZtZK86sQ" anx:BungeniSectionType="NumberedContainer" anx:BungeniSectionUUID="ef79e0c6-43f0-4096-9472-c1ac453543e0" anx:BungeniSectionVisibility="system" anx:__BungeniMetaEditable="false" style:editable="false">
        <style:columns fo:column-count="1" fo:column-gap="0in"/>
      </style:section-properties>
    </style:style>
    <style:style style:family="section" style:name="Sect23">
      <style:section-properties anx:BungeniSectionID="m0W9DHGYTkqq4gCBL3Ga/w" anx:BungeniSectionType="Chapter" anx:__BungeniMetaEditable="false" fo:background-color="#e8ee88" fo:margin-left="0.4in" fo:margin-right="0in" style:editable="false">
        <style:columns fo:column-count="1" fo:column-gap="0in"/>
        <style:background-image/>
      </style:section-properties>
    </style:style>
    <style:style style:family="section" style:name="Sect24">
      <style:section-properties anx:BungeniSectionID="m0W9DHGYTkqq4gCBL3Ga/w" anx:BungeniSectionType="NumberedContainer" anx:BungeniSectionUUID="e563307e-8dc4-4dbf-8a9b-fc94f1ef97a8" anx:BungeniSectionVisibility="system" anx:__BungeniMetaEditable="false" style:editable="false">
        <style:columns fo:column-count="1" fo:column-gap="0in"/>
      </style:section-properties>
    </style:style>
  </office:automatic-styles>
  <office:body>
    <office:text text:use-soft-page-breaks="true">
      <office:forms form:apply-design-mode="false" form:automatic-focus="false"/>
      <text:tracked-changes>
        <text:changed-region text:id="ct-1446488056">
          <text:insertion>
            <office:change-info>
              <dc:creator>Epanisitos Akaranga</dc:creator>
              <dc:date>2010-07-27T13:36:00</dc:date>
            </office:change-info>
          </text:insertion>
        </text:changed-region>
        <text:changed-region text:id="ct-1446595668">
          <text:deletion>
            <office:change-info>
              <dc:creator>Epanisitos Akaranga</dc:creator>
              <dc:date>2010-07-27T13:38: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46594436">
          <text:deletion>
            <office:change-info>
              <dc:creator>Epanisitos Akaranga</dc:creator>
              <dc:date>2010-07-27T13:38:00</dc:date>
            </office:change-info>
            <text:p text:style-name="Standard">(3) The reports from the institutions and enterprises mentioned in subsection (1) shall be submitted to the Minister responsible for the body or institution concerned.</text:p>
            <text:p text:style-name="Standard"/>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name="bill" text:style-name="Sect1">
        <text:p text:style-name="Standard"/>
        <text:section text:name="preface" text:style-name="Sect2">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change-start text:change-id="ct-1446488056"/> Equal opportunites forms the basis of making the existing rights more focused on human and social rights in the context of the present laws. This law is exigent for the nation.<text:change-end text:change-id="ct-1446488056"/></text:p>
          <text:p text:style-name="Standard"/>
          <text:p text:style-name="Standard">ENACTED by the Parliament of Kenya, as follows.</text:p>
          <text:p text:style-name="Standard"/>
        </text:section>
        <text:p text:style-name="Standard"/>
        <text:p text:style-name="Standard"/>
        <text:section text:name="part1" text:style-name="Sect3">
          <text:section text:name="num_77cfeca0-68be-4bc9-b854-1fabc5e53437" text:style-name="Sect4">
            <text:p text:style-name="heading_5f_part">PART I - PRELIMINARY</text:p>
          </text:section>
          <text:section text:name="chapter1" text:style-name="Sect5">
            <text:section text:name="num_d3f6bc84-502e-4403-afad-c7a4e3b6f361" text:protected="true" text:style-name="Sect6">
              <text:p text:style-name="heading_5f_chapter">1.Citation </text:p>
            </text:section>
            <text:p text:style-name="Standard"/>
            <text:p text:style-name="Standard">This Act may be cited as the Equal Opportunities Act, 2007</text:p>
          </text:section>
          <text:p text:style-name="Standard"/>
          <text:section text:name="chapter2" text:style-name="Sect7">
            <text:section text:name="num_8aa2d5e0-545b-41ff-ab18-de72b278c4d6" text:protected="true" text:style-name="Sect8">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name="chapter3" text:style-name="Sect9">
            <text:section text:name="num_6cccf9b5-a83e-4408-81ff-e08fc85cb987" text:protected="true" text:style-name="Sect10">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name="chapter4" text:style-name="Sect11">
            <text:section text:name="num_7a760bc6-6138-4cff-a37a-6d6307fe80fe" text:protected="true" text:style-name="Sect12">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name="part2" text:style-name="Sect13">
          <text:section text:name="num_f065c009-3a2e-45d3-a574-c208b9cdbdad" text:protected="true" text:style-name="Sect14">
            <text:p text:style-name="heading_5f_part">PART II – DUTY TO PROMOTE EQUALITY</text:p>
          </text:section>
          <text:p text:style-name="Standard"/>
          <text:section text:name="chapter5" text:style-name="Sect15">
            <text:section text:name="num_71af8b2d-edd9-4618-86d1-e369b06388c7" text:style-name="Sect16">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name="chapter6" text:style-name="Sect17">
            <text:section text:name="num_b0a0559c-35f7-4cf7-8275-d89523d46ec4" text:protected="true" text:style-name="Sect18">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text:change text:change-id="ct-1446595668"/></text:p>
            <text:p text:style-name="Standard"/>
          </text:section>
          <text:section text:name="chapter7" text:style-name="Sect19">
            <text:section text:name="num_09e297b7-01a7-4c0d-a508-70df6f02d4ff" text:protected="true" text:style-name="Sect20">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name="part3" text:style-name="Sect21">
          <text:section text:name="num_ef79e0c6-43f0-4096-9472-c1ac453543e0" text:protected="true" text:style-name="Sect22">
            <text:p text:style-name="heading_5f_part">PART III – EQUALITY REPORTS</text:p>
          </text:section>
          <text:p text:style-name="Standard"/>
          <text:section text:name="chapter8" text:style-name="Sect23">
            <text:section text:name="num_e563307e-8dc4-4dbf-8a9b-fc94f1ef97a8" text:protected="true" text:style-name="Sect24">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text:change text:change-id="ct-1446594436"/></text:p>
          </text:section>
          <text:p text:style-name="Standard"><text:soft-page-break/></text:p>
        </text:section>
        <text:p text:style-name="Standard"/>
        <text:p text:style-name="Standard"/>
        <text:p text:style-name="Standard"/>
      </text:section>
      <text:p text:style-name="Standard"/>
    </office:text>
  </office:body>
</office:document-content>
</file>

<file path=styles.xml><?xml version="1.0" encoding="utf-8"?>
<office:document-styles xmlns:anx="http://anx.akomantoso.org/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dfa="http://docs.oasis-open.org/opendocument/meta/rdfa#" xmlns:rpt="http://openoffice.org/2005/report" xmlns:script="urn:oasis:names:tc:opendocument:xmlns:script:1.0" xmlns:style="urn:oasis:names:tc:opendocument:xmlns:style:1.0" xmlns:svg="urn:oasis:names:tc:opendocument:xmlns:svg-compatible:1.0" xmlns:table="urn:oasis:names:tc:opendocument:xmlns:table:1.0" xmlns:text="urn:oasis:names:tc:opendocument:xmlns:text:1.0" xmlns:xlink="http://www.w3.org/1999/xlink">
  <office:font-face-decls>
    <style:font-face style:name="StarSymbol" svg:font-family="StarSymbol"/>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adornments="Bold" style:font-family-generic="swiss" style:font-pitch="variable" style:name="DejaVu Sans" svg:font-family="'DejaVu Sans'"/>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imes New Roman" style:font-name-asian="Lucida Sans Unicode" style:font-name-complex="Tahoma" style:font-size-asian="12pt" style:font-size-complex="12pt" style:language-asian="zxx" style:language-complex="zxx"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rial" style:font-name-asian="Lucida Sans Unicode" style:font-name-complex="Tahoma" style:font-size-asian="14pt" style:font-size-complex="14pt"/>
    </style:style>
    <style:style style:class="text"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list" style:family="paragraph" style:name="List" style:parent-style-name="Text_20_body">
      <style:text-properties style:font-name-complex="Tahoma1"/>
    </style:style>
    <style:style style:class="extra" style:family="paragraph" style:name="Head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extra" style:family="paragraph" style:name="Text" style:parent-style-name="Caption"/>
    <style:style style:class="index" style:family="paragraph" style:name="Index" style:parent-style-name="Standard">
      <style:paragraph-properties text:line-number="0" text:number-lines="false"/>
      <style:text-properties style:font-name-complex="Tahoma1"/>
    </style:style>
    <style:style style:class="index" style:display-name="Contents Heading" style:family="paragraph" style:name="Contents_20_Heading" style:parent-style-name="Heading">
      <style:paragraph-properties fo:margin-left="0in" fo:margin-right="0in" fo:text-indent="0in" style:auto-text-indent="false" text:line-number="0" text:number-lines="false"/>
      <style:text-properties fo:font-size="16pt" fo:font-weight="bold" style:font-size-asian="16pt" style:font-size-complex="16pt" style:font-weight-asian="bold" style:font-weight-complex="bold"/>
    </style:style>
    <style:style style:class="index" style:display-name="Contents 1" style:family="paragraph" style:name="Contents_20_1" style:parent-style-name="Index">
      <style:paragraph-properties fo:margin-left="0in" fo:margin-right="0in" fo:text-indent="0in" style:auto-text-indent="false">
        <style:tab-stops>
          <style:tab-stop style:leader-style="dotted" style:leader-text="." style:position="6.9252in" style:type="right"/>
        </style:tab-stops>
      </style:paragraph-properties>
    </style:style>
    <style:style style:class="index" style:display-name="Contents 2" style:family="paragraph" style:name="Contents_20_2" style:parent-style-name="Index">
      <style:paragraph-properties fo:margin-left="0.1965in" fo:margin-right="0in" fo:text-indent="0in" style:auto-text-indent="false">
        <style:tab-stops>
          <style:tab-stop style:leader-style="dotted" style:leader-text="." style:position="6.7283in" style:type="right"/>
        </style:tab-stops>
      </style:paragraph-properties>
    </style:style>
    <style:style style:class="index" style:display-name="Contents 3" style:family="paragraph" style:name="Contents_20_3" style:parent-style-name="Index">
      <style:paragraph-properties fo:margin-left="0.3929in" fo:margin-right="0in" fo:text-indent="0in" style:auto-text-indent="false">
        <style:tab-stops>
          <style:tab-stop style:leader-style="dotted" style:leader-text="." style:position="6.5319in" style:type="right"/>
        </style:tab-stops>
      </style:paragraph-properties>
    </style:style>
    <style:style style:class="index" style:display-name="Contents 4" style:family="paragraph" style:name="Contents_20_4" style:parent-style-name="Index">
      <style:paragraph-properties fo:margin-left="0.5898in" fo:margin-right="0in" fo:text-indent="0in" style:auto-text-indent="false">
        <style:tab-stops>
          <style:tab-stop style:leader-style="dotted" style:leader-text="." style:position="6.3354in" style:type="right"/>
        </style:tab-stops>
      </style:paragraph-properties>
    </style:style>
    <style:style style:class="index" style:display-name="Contents 5" style:family="paragraph" style:name="Contents_20_5" style:parent-style-name="Index">
      <style:paragraph-properties fo:margin-left="0.7862in" fo:margin-right="0in" fo:text-indent="0in" style:auto-text-indent="false">
        <style:tab-stops>
          <style:tab-stop style:leader-style="dotted" style:leader-text="." style:position="6.139in" style:type="right"/>
        </style:tab-stops>
      </style:paragraph-properties>
    </style:style>
    <style:style style:class="index" style:display-name="Contents 6" style:family="paragraph" style:name="Contents_20_6" style:parent-style-name="Index">
      <style:paragraph-properties fo:margin-left="0.9827in" fo:margin-right="0in" fo:text-indent="0in" style:auto-text-indent="false">
        <style:tab-stops>
          <style:tab-stop style:leader-style="dotted" style:leader-text="." style:position="5.9425in" style:type="right"/>
        </style:tab-stops>
      </style:paragraph-properties>
    </style:style>
    <style:style style:class="index" style:display-name="Contents 7" style:family="paragraph" style:name="Contents_20_7" style:parent-style-name="Index">
      <style:paragraph-properties fo:margin-left="1.1791in" fo:margin-right="0in" fo:text-indent="0in" style:auto-text-indent="false">
        <style:tab-stops>
          <style:tab-stop style:leader-style="dotted" style:leader-text="." style:position="5.7457in" style:type="right"/>
        </style:tab-stops>
      </style:paragraph-properties>
    </style:style>
    <style:style style:class="index" style:display-name="Contents 8" style:family="paragraph" style:name="Contents_20_8" style:parent-style-name="Index">
      <style:paragraph-properties fo:margin-left="1.3756in" fo:margin-right="0in" fo:text-indent="0in" style:auto-text-indent="false">
        <style:tab-stops>
          <style:tab-stop style:leader-style="dotted" style:leader-text="." style:position="5.5492in" style:type="right"/>
        </style:tab-stops>
      </style:paragraph-properties>
    </style:style>
    <style:style style:class="index" style:display-name="Contents 9" style:family="paragraph" style:name="Contents_20_9" style:parent-style-name="Index">
      <style:paragraph-properties fo:margin-left="1.572in" fo:margin-right="0in" fo:text-indent="0in" style:auto-text-indent="false">
        <style:tab-stops>
          <style:tab-stop style:leader-style="dotted" style:leader-text="." style:position="5.3528in" style:type="right"/>
        </style:tab-stops>
      </style:paragraph-properties>
    </style:style>
    <style:style style:class="index" style:display-name="Contents 10" style:family="paragraph" style:name="Contents_20_10" style:parent-style-name="Index">
      <style:paragraph-properties fo:margin-left="1.7689in" fo:margin-right="0in" fo:text-indent="0in" style:auto-text-indent="false">
        <style:tab-stops>
          <style:tab-stop style:leader-style="dotted" style:leader-text="." style:position="5.1563in" style:type="right"/>
        </style:tab-stops>
      </style:paragraph-properties>
    </style:style>
    <style:style style:class="extra" style:family="paragraph" style:name="Drawing" style:parent-style-name="Caption"/>
    <style:style style:auto-update="true" style:class="text" style:display-name="heading_article" style:family="paragraph" style:name="heading_5f_article" style:next-style-name="Text_20_body" style:parent-style-name="Heading_20_1">
      <style:text-properties fo:font-weight="bold" style:font-name="DejaVu Sans"/>
    </style:style>
    <style:style style:display-name="heading_chapter" style:family="paragraph" style:name="heading_5f_chapter" style:next-style-name="Text_20_body" style:parent-style-name="Heading_20_1">
      <style:text-properties fo:font-size="95%" style:font-name="DejaVu Sans"/>
    </style:style>
    <style:style style:auto-update="true" style:display-name="heading_general" style:family="paragraph" style:name="heading_5f_general" style:next-style-name="Text_20_body" style:parent-style-name="Heading_20_1">
      <style:text-properties fo:font-size="105%" style:font-name="DejaVu Sans"/>
    </style:style>
    <style:style style:auto-update="true" style:display-name="heading_subchapter" style:family="paragraph" style:name="heading_5f_subchapter" style:next-style-name="Heading_20_1" style:parent-style-name="Heading_20_1">
      <style:text-properties fo:font-size="95%" style:font-name="DejaVu Sans"/>
    </style:style>
    <style:style style:auto-update="true" style:display-name="heading_section" style:family="paragraph" style:name="heading_5f_section" style:next-style-name="Text_20_body" style:parent-style-name="Heading_20_1">
      <style:text-properties fo:font-size="95%" style:font-name="DejaVu Sans"/>
    </style:style>
    <style:style style:auto-update="true" style:display-name="heading_part" style:family="paragraph" style:name="heading_5f_part" style:next-style-name="Text_20_body" style:parent-style-name="Heading_20_1">
      <style:text-properties style:font-name="DejaVu Sans"/>
    </style:style>
    <style:style style:display-name="heading_para" style:family="paragraph" style:name="heading_5f_para" style:next-style-name="Text_20_body" style:parent-style-name="Heading_20_1">
      <style:text-properties fo:font-size="95%" style:font-name="DejaVu Sans"/>
    </style:style>
    <style:style style:display-name="heading_subpara" style:family="paragraph" style:name="heading_5f_subpara" style:next-style-name="Text_20_body" style:parent-style-name="Heading_20_1"/>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text:start-value="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text:style-name="Line_20_numbering"/>
  </office:styles>
  <office:automatic-styles>
    <style:style style:family="paragraph" style:name="MP1" style:parent-style-name="Header">
      <style:text-properties fo:font-size="7pt" fo:font-style="italic" style:font-size-asian="7pt" style:font-size-complex="7pt" style:font-style-asian="italic" style:font-style-complex="italic"/>
    </style:style>
    <style:page-layout style:name="Mpm1">
      <style:page-layout-properties fo:background-color="transparent" fo:margin-bottom="0.7874in" fo:margin-left="0.7874in" fo:margin-right="0.7874in" fo:margin-top="0.25in" fo:page-height="11in" fo:page-width="8.5in" style:footnote-max-height="0in" style:num-format="1" style:print-orientation="portrait" style:writing-mode="lr-tb">
        <style:background-image/>
        <style:footnote-sep style:adjustment="left" style:color="#000000" style:distance-after-sep="0.0398in" style:distance-before-sep="0.0398in" style:rel-width="25%" style:width="0.0071in"/>
      </style:page-layout-properties>
      <style:header-style>
        <style:header-footer-properties fo:margin-bottom="0.1965in" fo:margin-left="0in" fo:margin-right="0in" svg:height="0.6354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version="1.2">
  <office:meta>
    <meta:generator>OpenOffice.org/3.1$Linux OpenOffice.org_project/310m19$Build-9420</meta:generator>
    <meta:creation-date>2010-07-27T01:17:52</meta:creation-date>
    <meta:editing-cycles>22</meta:editing-cycles>
    <meta:editing-duration>PT01H04M29S</meta:editing-duration>
    <meta:initial-creator>Ashok Hariharan</meta:initial-creator>
    <dc:date>2010-07-27T14:23:27</dc:date>
    <dc:creator>Ashok Hariharan</dc:creator>
    <meta:document-statistic meta:character-count="9676" meta:image-count="0" meta:object-count="0" meta:page-count="5" meta:paragraph-count="79" meta:table-count="0" meta:word-count="1546"/>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